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tyle="normal" officeooo:rsid="000649b5" officeooo:paragraph-rsid="000def20" style:font-style-asian="normal" style:font-style-complex="normal"/>
    </style:style>
    <style:style style:name="P2" style:family="paragraph" style:parent-style-name="Standard">
      <style:paragraph-properties fo:text-align="start" style:justify-single-word="false"/>
      <style:text-properties fo:font-style="normal" officeooo:rsid="000184e4" officeooo:paragraph-rsid="000def20" style:font-style-asian="normal" style:font-style-complex="normal"/>
    </style:style>
    <style:style style:name="P3" style:family="paragraph" style:parent-style-name="Standard">
      <style:paragraph-properties fo:text-align="start" style:justify-single-word="false"/>
      <style:text-properties fo:font-style="normal" officeooo:rsid="0001e030" officeooo:paragraph-rsid="000def20" style:font-style-asian="normal" style:font-style-complex="normal"/>
    </style:style>
    <style:style style:name="P4" style:family="paragraph" style:parent-style-name="Standard">
      <style:paragraph-properties fo:text-align="start" style:justify-single-word="false"/>
      <style:text-properties fo:font-style="normal" officeooo:rsid="0002f801" officeooo:paragraph-rsid="000def20" style:font-style-asian="normal" style:font-style-complex="normal"/>
    </style:style>
    <style:style style:name="P5" style:family="paragraph" style:parent-style-name="Standard">
      <style:paragraph-properties fo:text-align="start" style:justify-single-word="false"/>
      <style:text-properties fo:font-style="normal" officeooo:rsid="000384e4" officeooo:paragraph-rsid="000def20" style:font-style-asian="normal" style:font-style-complex="normal"/>
    </style:style>
    <style:style style:name="P6" style:family="paragraph" style:parent-style-name="Standard">
      <style:paragraph-properties fo:text-align="start" style:justify-single-word="false"/>
      <style:text-properties fo:font-style="normal" officeooo:rsid="0006280b" officeooo:paragraph-rsid="000def20" style:font-style-asian="normal" style:font-style-complex="normal"/>
    </style:style>
    <style:style style:name="P7" style:family="paragraph" style:parent-style-name="Standard">
      <style:paragraph-properties fo:text-align="start" style:justify-single-word="false"/>
      <style:text-properties officeooo:rsid="000184e4" officeooo:paragraph-rsid="000def20"/>
    </style:style>
    <style:style style:name="P8" style:family="paragraph" style:parent-style-name="Standard">
      <style:paragraph-properties fo:text-align="start" style:justify-single-word="false"/>
      <style:text-properties fo:font-style="italic" officeooo:rsid="000184e4" officeooo:paragraph-rsid="000def20" style:font-style-asian="italic" style:font-style-complex="italic"/>
    </style:style>
    <style:style style:name="P9" style:family="paragraph" style:parent-style-name="Standard">
      <style:paragraph-properties fo:text-align="start" style:justify-single-word="false"/>
      <style:text-properties fo:font-style="italic" officeooo:rsid="0002f801" officeooo:paragraph-rsid="000def20" style:font-style-asian="italic" style:font-style-complex="italic"/>
    </style:style>
    <style:style style:name="P10" style:family="paragraph" style:parent-style-name="Standard">
      <style:paragraph-properties fo:text-align="start" style:justify-single-word="false"/>
      <style:text-properties fo:font-style="italic" officeooo:rsid="000384e4" officeooo:paragraph-rsid="000def20" style:font-style-asian="italic" style:font-style-complex="italic"/>
    </style:style>
    <style:style style:name="P11" style:family="paragraph" style:parent-style-name="Standard">
      <style:paragraph-properties fo:text-align="center" style:justify-single-word="false"/>
      <style:text-properties officeooo:paragraph-rsid="000def20"/>
    </style:style>
    <style:style style:name="P12" style:family="paragraph" style:parent-style-name="Standard">
      <style:paragraph-properties fo:text-align="center" style:justify-single-word="false"/>
      <style:text-properties fo:font-style="normal" officeooo:rsid="000e2836" officeooo:paragraph-rsid="000e2836" style:font-style-asian="normal" style:font-style-complex="normal"/>
    </style:style>
    <style:style style:name="P13" style:family="paragraph" style:parent-style-name="Standard">
      <style:paragraph-properties fo:text-align="start" style:justify-single-word="false"/>
      <style:text-properties fo:font-style="normal" officeooo:rsid="000e2836" officeooo:paragraph-rsid="000e2836" style:font-style-asian="normal" style:font-style-complex="normal"/>
    </style:style>
    <style:style style:name="P14" style:family="paragraph" style:parent-style-name="Standard">
      <style:paragraph-properties fo:text-align="start" style:justify-single-word="false"/>
      <style:text-properties fo:font-style="italic" officeooo:rsid="000e2836" officeooo:paragraph-rsid="000e2836" style:font-style-asian="italic" style:font-style-complex="italic"/>
    </style:style>
    <style:style style:name="T1" style:family="text">
      <style:text-properties officeooo:rsid="0006280b"/>
    </style:style>
    <style:style style:name="T2" style:family="text">
      <style:text-properties officeooo:rsid="000384e4"/>
    </style:style>
    <style:style style:name="T3" style:family="text">
      <style:text-properties officeooo:rsid="000fd2f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UC: Edit Available Rooms</text:p>
      <text:p text:style-name="P13">1. Principal identifies self</text:p>
      <text:p text:style-name="P13">2. Principal declares intent to edit room schedule</text:p>
      <text:p text:style-name="P13">3. System recalls room schedule for display</text:p>
      <text:p text:style-name="P13">3. Principal selects existing room allotment or creates new room allotment</text:p>
      <text:p text:style-name="P13"><text:s text:c="2"/>4a. Principal defines or edits allotment location, size, and time period</text:p>
      <text:p text:style-name="P13"><text:s text:c="4"/>4.1 Principal confirms changes</text:p>
      <text:p text:style-name="P13"><text:s text:c="4"/>4.2 System stores changes as temporary</text:p>
      <text:p text:style-name="P13"><text:s text:c="2"/>4b. Principal deletes or cancels currently selected allotment</text:p>
      <text:p text:style-name="P13"><text:s text:c="4"/>4.1 System stores deletion transaction temporarily</text:p>
      <text:p text:style-name="P14">repeat steps 3-4 until finished</text:p>
      <text:p text:style-name="P13">5. Principle chooses to lock in schedule</text:p>
      <text:p text:style-name="P13">6. System displays list of changes from current session</text:p>
      <text:p text:style-name="P13">7. Principal locks in room schedule</text:p>
      <text:p text:style-name="P13">8. System permanently stores changes</text:p>
      <text:p text:style-name="P2"/>
      <text:p text:style-name="P2"/>
      <text:p text:style-name="P11">UC: Applicant requests a room</text:p>
      <text:p text:style-name="P3"/>
      <text:p text:style-name="P4">1. Applicant determines <text:span text:style-name="T1">which space they would like too book.</text:span> </text:p>
      <text:p text:style-name="P4">2. Applicant determines when they would like to <text:span text:style-name="T1">book the space </text:span>for.</text:p>
      <text:p text:style-name="P4">3. Applicant checks allocation schedule, too ensure <text:span text:style-name="T1">this booking is avalible</text:span>.</text:p>
      <text:p text:style-name="P9"><text:span text:style-name="T2">R</text:span>epeat steps 1-3 until an available <text:span text:style-name="T1">space</text:span> and time are choosen.</text:p>
      <text:p text:style-name="P4">4. <text:span text:style-name="T1">Applicant s</text:span>ubmit<text:span text:style-name="T1">s</text:span> <text:span text:style-name="T1">booking request.</text:span></text:p>
      <text:p text:style-name="P4"><text:s text:c="3"/>4a. <text:span text:style-name="T2">Applicant r</text:span>ecend<text:span text:style-name="T2">s</text:span> <text:span text:style-name="T2">booking request.</text:span></text:p>
      <text:p text:style-name="P5"><text:s text:c="8"/>1. Applicant issues requests to cancel their booking request.</text:p>
      <text:p text:style-name="P4"><text:s text:c="8"/><text:span text:style-name="T2">2. Applicant recieves confirmation of cancelation of their request.</text:span></text:p>
      <text:p text:style-name="P4">5. <text:span text:style-name="T2">Applicant is notified their booking request was confirmed or denied.</text:span></text:p>
      <text:p text:style-name="P10">Repeat steps 1-5 until request is confirmed</text:p>
      <text:p text:style-name="P10"/>
      <text:p text:style-name="P10"/>
      <text:p text:style-name="P10"/>
      <text:p text:style-name="P6">1. Principal creates schedule.</text:p>
      <text:p text:style-name="P6">2. Applicant requests room.</text:p>
      <text:p text:style-name="P6">3. Principal approves a request.</text:p>
      <text:p text:style-name="P6">4. Principal rejects a request.</text:p>
      <text:p text:style-name="P6">5. Principal blacks out time period for special event.</text:p>
      <text:p text:style-name="P1">6. Principal edits available use spaces (Adds/deletes spaces).</text:p>
      <text:p text:style-name="P1">7. User (principal or applicant) views the allocation schedule.</text:p>
      <text:p text:style-name="P1">8. Applicant resends booking request.</text:p>
      <text:p text:style-name="P1">9. Principal cancels existing booking.</text:p>
      <text:p text:style-name="P1">10. Principal changes max request time of an applican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2T15:17:53.321000000</meta:creation-date>
    <dc:date>2017-09-27T10:35:49.416000000</dc:date>
    <meta:editing-duration>PT10M14S</meta:editing-duration>
    <meta:editing-cycles>4</meta:editing-cycles>
    <meta:generator>LibreOffice/5.3.6.1$Windows_X86_64 LibreOffice_project/686f202eff87ef707079aeb7f485847613344eb7</meta:generator>
    <meta:document-statistic meta:table-count="0" meta:image-count="0" meta:object-count="0" meta:page-count="1" meta:paragraph-count="36" meta:word-count="259" meta:character-count="1746" meta:non-whitespace-character-count="1487"/>
  </office:meta>
</office:document-meta>
</file>